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table:align="margins" style:may-break-between-rows="false"/>
    </style:style>
    <style:style style:name="Таблица13.A" style:family="table-column">
      <style:table-column-properties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>ПРОТОКОЛ <text:span text:style-name="T7">ПОВЕРКИ</text:span></text:p>
      <text:p text:style-name="P5"/>
      <text:p text:style-name="P29"><text:span text:style-name="T9">БДКГ-2</text:span><text:span text:style-name="T4">3/1</text:span><text:span text:style-name="T9"> зав. № </text:span><text:span text:style-name="T3">$allSerial</text:span></text:p>
      <text:p text:style-name="P28"><text:span text:style-name="T19">принадлежащего<text:tab/></text:span><text:span text:style-name="T20"><text:tab/></text:span></text:p>
      <text:p text:style-name="P31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3"><text:span text:style-name="T7">1. С</text:span>редства <text:span text:style-name="T7">поверки</text:span></text:p>
      <text:p text:style-name="P14">а)<text:tab/>Эталонные средства измерений:</text:p>
      <text:p text:style-name="P32">- <text:span text:style-name="T1">$facility_110</text:span>;</text:p>
      <text:p text:style-name="P32">- <text:span text:style-name="T1">$facility_1</text:span><text:span text:style-name="T7">3</text:span><text:span text:style-name="T1">0</text:span>;</text:p>
      <text:p text:style-name="P16"><text:span text:style-name="T5">б</text:span><text:span text:style-name="T6">)<text:tab/></text:span><text:span text:style-name="T5">Оборудование</text:span><text:span text:style-name="T6">:</text:span></text:p>
      <text:p text:style-name="P33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4">- документация<text:tab/></text:p>
      <text:p text:style-name="P34">- отсутствие механических повреждений<text:tab/></text:p>
      <text:p text:style-name="P35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4">- контроль работоспособности<text:tab/></text:p>
      <text:p text:style-name="P14"><text:span text:style-name="T7">б</text:span>)<text:tab/>Проверка допускаемой основной относительной погрешности измерения мощности дозы измерителя с БДКГ–<text:span text:style-name="T7">2</text:span><text:span text:style-name="T1">3/1</text:span></text:p>
      <text:p text:style-name="P1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3">1</text:span></text:p>
          </table:table-cell>
          <table:table-cell table:style-name="t1.D3" office:value-type="string">
            <text:p text:style-name="P25"><text:span text:style-name="T2">H</text:span><text:span text:style-name="T13">2</text:span></text:p>
          </table:table-cell>
          <table:table-cell table:style-name="t1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3">1</text:span></text:p>
          </table:table-cell>
          <table:table-cell table:style-name="t2.D3" office:value-type="string">
            <text:p text:style-name="P25"><text:span text:style-name="T2">H</text:span><text:span text:style-name="T13">2</text:span></text:p>
          </table:table-cell>
          <table:table-cell table:style-name="t2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7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7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<text:span text:style-name="T1">40</text:span> Зв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3">1</text:span></text:p>
          </table:table-cell>
          <table:table-cell table:style-name="t3.D3" office:value-type="string">
            <text:p text:style-name="P25"><text:span text:style-name="T2">H</text:span><text:span text:style-name="T13">2</text:span></text:p>
          </table:table-cell>
          <table:table-cell table:style-name="t3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10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10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10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10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10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7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10">7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<text:span text:style-name="T1">40</text:span> Зв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3">1</text:span></text:p>
          </table:table-cell>
          <table:table-cell table:style-name="t4.D3" office:value-type="string">
            <text:p text:style-name="P25"><text:span text:style-name="T2">H</text:span><text:span text:style-name="T13">2</text:span></text:p>
          </table:table-cell>
          <table:table-cell table:style-name="t4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7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7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<text:span text:style-name="T1">40</text:span> Зв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3">1</text:span></text:p>
          </table:table-cell>
          <table:table-cell table:style-name="t5.D3" office:value-type="string">
            <text:p text:style-name="P25"><text:span text:style-name="T2">H</text:span><text:span text:style-name="T13">2</text:span></text:p>
          </table:table-cell>
          <table:table-cell table:style-name="t5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7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7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<text:span text:style-name="T1">40</text:span> Зв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3">1</text:span></text:p>
          </table:table-cell>
          <table:table-cell table:style-name="t6.D3" office:value-type="string">
            <text:p text:style-name="P25"><text:span text:style-name="T2">H</text:span><text:span text:style-name="T13">2</text:span></text:p>
          </table:table-cell>
          <table:table-cell table:style-name="t6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7">0,7</text:span> 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7 Зв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<text:span text:style-name="T1">40</text:span> Зв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3">1</text:span></text:p>
          </table:table-cell>
          <table:table-cell table:style-name="t7.D3" office:value-type="string">
            <text:p text:style-name="P25"><text:span text:style-name="T2">H</text:span><text:span text:style-name="T13">2</text:span></text:p>
          </table:table-cell>
          <table:table-cell table:style-name="t7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7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7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<text:span text:style-name="T1">40</text:span> Зв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0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Зв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3">1</text:span></text:p>
          </table:table-cell>
          <table:table-cell table:style-name="t8.D3" office:value-type="string">
            <text:p text:style-name="P25"><text:span text:style-name="T2">H</text:span><text:span text:style-name="T13">2</text:span></text:p>
          </table:table-cell>
          <table:table-cell table:style-name="t8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7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7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<text:span text:style-name="T1">40</text:span> Зв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3">1</text:span></text:p>
          </table:table-cell>
          <table:table-cell table:style-name="t9.D3" office:value-type="string">
            <text:p text:style-name="P25"><text:span text:style-name="T2">H</text:span><text:span text:style-name="T13">2</text:span></text:p>
          </table:table-cell>
          <table:table-cell table:style-name="t9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7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7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<text:span text:style-name="T1">40</text:span> Зв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Зв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3">1</text:span></text:p>
          </table:table-cell>
          <table:table-cell table:style-name="t10.D3" office:value-type="string">
            <text:p text:style-name="P25"><text:span text:style-name="T2">H</text:span><text:span text:style-name="T13">2</text:span></text:p>
          </table:table-cell>
          <table:table-cell table:style-name="t10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7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7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<text:span text:style-name="T1">40</text:span> Зв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P1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/<text:span text:style-name="MT1">1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8:13.56</dc:date>
    <meta:editing-duration>P3DT1H13M56S</meta:editing-duration>
    <meta:editing-cycles>305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0" meta:character-count="10088"/>
  </office:meta>
</office:document-meta>
</file>